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6.5008in"/>
    </style:style>
    <style:style style:name="co8" style:family="table-column">
      <style:table-column-properties fo:break-before="auto" style:column-width="0.5339in"/>
    </style:style>
    <style:style style:name="co9" style:family="table-column">
      <style:table-column-properties fo:break-before="auto" style:column-width="1.8075in"/>
    </style:style>
    <style:style style:name="co10" style:family="table-column">
      <style:table-column-properties fo:break-before="auto" style:column-width="1.9717in"/>
    </style:style>
    <style:style style:name="co11" style:family="table-column">
      <style:table-column-properties fo:break-before="auto" style:column-width="4.2925in"/>
    </style:style>
    <style:style style:name="co12"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rotation-align="none"/>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46" style:family="table-cell" style:parent-style-name="Default">
      <style:table-cell-properties style:rotation-align="none"/>
      <style:map style:condition="is-true-formula(#REF!&lt;&gt;&quot;&quot;)" style:apply-style-name="ConditionalStyle_5f_1" style:base-cell-address="href.D1"/>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5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3"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39"/>
        <table:table-column table:style-name="co2" table:default-cell-style-name="ce39"/>
        <table:table-column table:style-name="co3" table:default-cell-style-name="ce44"/>
        <table:table-column table:style-name="co4" table:default-cell-style-name="ce46"/>
        <table:table-column table:style-name="co5" table:default-cell-style-name="ce44"/>
        <table:table-column table:style-name="co6" table:number-columns-repeated="59" table:default-cell-style-name="Default"/>
        <table:table-row table:style-name="ro1">
          <table:table-cell table:style-name="ce2" office:value-type="string" calcext:value-type="string">
            <text:p>TXT</text:p>
          </table:table-cell>
          <table:table-cell table:style-name="ce2" office:value-type="string" calcext:value-type="string">
            <text:p>FROM</text:p>
          </table:table-cell>
          <table:table-cell table:style-name="ce10" office:value-type="string" calcext:value-type="string">
            <text:p>FSITE</text:p>
          </table:table-cell>
          <table:table-cell table:style-name="ce12" office:value-type="string" calcext:value-type="string">
            <text:p>HREF</text:p>
          </table:table-cell>
          <table:table-cell table:style-name="ce10"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53"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40"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54"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1">It may be happiness, a meaningful legacy, a worthy purpose, outlandish success, or merely survival, but human life </text:span><text:span text:style-name="T2">always</text:span><text:span text:style-name="T3">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47"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48" office:value-type="string" calcext:value-type="string">
            <text:p>Bad Predictions</text:p>
          </table:table-cell>
          <table:table-cell table:style-name="ce46"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48" office:value-type="string" calcext:value-type="string">
            <text:p>Busienss Jargon?</text:p>
          </table:table-cell>
          <table:table-cell table:style-name="ce46"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48" office:value-type="string" calcext:value-type="string">
            <text:p>Death Chance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46"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46"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46"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49" office:value-type="string" calcext:value-type="string">
            <text:p>Operating Systems</text:p>
          </table:table-cell>
          <table:table-cell table:style-name="ce49"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50" office:value-type="string" calcext:value-type="string">
            <text:p>Operating Systems</text:p>
          </table:table-cell>
          <table:table-cell table:style-name="ce50" office:value-type="string" calcext:value-type="string">
            <text:p>TS</text:p>
          </table:table-cell>
          <table:table-cell table:number-columns-repeated="59"/>
        </table:table-row>
        <table:table-row table:style-name="ro1">
          <table:table-cell office:value-type="string" calcext:value-type="string">
            <text:p><text:span text:style-name="T1">There are </text:span><text:span text:style-name="T2">many</text:span><text:span text:style-name="T3">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50" office:value-type="string" calcext:value-type="string">
            <text:p>Data Structures</text:p>
          </table:table-cell>
          <table:table-cell table:style-name="ce50"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51" office:value-type="string" calcext:value-type="string">
            <text:p>Networks</text:p>
          </table:table-cell>
          <table:table-cell table:style-name="ce51" office:value-type="string" calcext:value-type="string">
            <text:p>TS</text:p>
          </table:table-cell>
          <table:table-cell table:number-columns-repeated="59"/>
        </table:table-row>
        <table:table-row table:style-name="ro3">
          <table:table-cell office:value-type="string" calcext:value-type="string">
            <text:p><text:span text:style-name="T1">The easiest form of network hardening involves sending DNS requests to a safe DNS server. While you </text:span><text:span text:style-name="T2">can</text:span><text:span text:style-name="T3">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52" office:value-type="string" calcext:value-type="string">
            <text:p>Networks</text:p>
          </table:table-cell>
          <table:table-cell table:style-name="ce52"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1"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1"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41"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42"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7" table:default-cell-style-name="ce44"/>
        <table:table-column table:style-name="co8" table:default-cell-style-name="ce44"/>
        <table:table-column table:style-name="co9" table:default-cell-style-name="ce44"/>
        <table:table-column table:style-name="co10" table:default-cell-style-name="ce24"/>
        <table:table-column table:style-name="co11" table:default-cell-style-name="ce44"/>
        <table:table-column table:style-name="co12" table:number-columns-repeated="1018" table:default-cell-style-name="Default"/>
        <table:table-row table:style-name="ro4">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4">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4">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4">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4">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4">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4">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4">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4">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4">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4">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4">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4">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4">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4">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4">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4">
          <table:table-cell table:style-name="ce7"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4">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4">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4">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4">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4">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4">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4">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4">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4">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4">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4">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4">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4">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4">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4">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4">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4">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4">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4">
          <table:table-cell office:value-type="string" calcext:value-type="string">
            <text:p>Protocol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4">
          <table:table-cell table:style-name="ce7"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4">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4">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4">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4">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4">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4">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4">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4">
          <table:table-cell office:value-type="string" calcext:value-type="string">
            <text:p>Virtualiz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Not Started</text:p>
          </table:table-cell>
          <table:table-cell table:number-columns-repeated="1019"/>
        </table:table-row>
        <table:table-row table:style-name="ro4">
          <table:table-cell office:value-type="string" calcext:value-type="string">
            <text:p>Cryptocurrency: So What’s Bitcoin, Anyway?</text:p>
          </table:table-cell>
          <table:table-cell office:value-type="float" office:value="930" calcext:value-type="float">
            <text:p>930</text:p>
          </table:table-cell>
          <table:table-cell office:value-type="string" calcext:value-type="string">
            <text:p>crypto</text:p>
          </table:table-cell>
          <table:table-cell office:value-type="string" calcext:value-type="string">
            <text:p>Not Started</text:p>
          </table:table-cell>
          <table:table-cell table:number-columns-repeated="1019"/>
        </table:table-row>
        <table:table-row table:style-name="ro4">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4">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4">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4">GLOSSARY </text:span>got a good skeleton, will prob need more</text:p>
          </table:table-cell>
          <table:table-cell table:number-columns-repeated="1018"/>
        </table:table-row>
        <table:table-row table:style-name="ro4">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4">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4">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4">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4">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4">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4">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Not Started</text:p>
          </table:table-cell>
          <table:table-cell table:number-columns-repeated="1019"/>
        </table:table-row>
        <table:table-row table:style-name="ro4">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4">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4">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4">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4">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4">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4">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4">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4">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4">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4">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4">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4">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4">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4">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4">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4">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4">
          <table:table-cell office:value-type="string" calcext:value-type="string">
            <text:p>Practical Insanity</text:p>
          </table:table-cell>
          <table:table-cell office:value-type="float" office:value="1640" calcext:value-type="float">
            <text:p>1640</text:p>
          </table:table-cell>
          <table:table-cell office:value-type="string" calcext:value-type="string">
            <text:p>practical-insanity</text:p>
          </table:table-cell>
          <table:table-cell office:value-type="string" calcext:value-type="string">
            <text:p>Not Started</text:p>
          </table:table-cell>
          <table:table-cell table:number-columns-repeated="1019"/>
        </table:table-row>
        <table:table-row table:style-name="ro4">
          <table:table-cell office:value-type="string" calcext:value-type="string">
            <text:p>Fun ReNames</text:p>
          </table:table-cell>
          <table:table-cell office:value-type="float" office:value="1670" calcext:value-type="float">
            <text:p>1670</text:p>
          </table:table-cell>
          <table:table-cell office:value-type="string" calcext:value-type="string">
            <text:p>fun-renames</text:p>
          </table:table-cell>
          <table:table-cell office:value-type="string" calcext:value-type="string">
            <text:p>Not Started</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4">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4">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4">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8">
          <table:table-cell table:number-columns-repeated="1023"/>
        </table:table-row>
        <table:table-row table:style-name="ro4">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 style:data-style-name="N2" text:time-value="07:45:00.16477162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10T14:45:29.404559166</dc:date>
    <meta:editing-cycles>40</meta:editing-cycles>
    <meta:editing-duration>P1DT22M49S</meta:editing-duration>
    <meta:generator>LibreOffice/6.4.6.2$Linux_X86_64 LibreOffice_project/40$Build-2</meta:generator>
    <meta:document-statistic meta:table-count="2" meta:cell-count="100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